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fo:font-weight="bold" style:font-weight-asian="bold"/>
    </style:style>
    <style:style style:name="P2" style:family="paragraph" style:parent-style-name="Standard">
      <style:text-properties fo:font-size="12pt" fo:font-weight="bold" style:font-size-asian="12pt" style:font-weight-asian="bold"/>
    </style:style>
    <style:style style:name="P3" style:family="paragraph" style:parent-style-name="Standard">
      <style:paragraph-properties fo:line-height="115%"/>
    </style:style>
    <style:style style:name="P4" style:family="paragraph" style:parent-style-name="Standard">
      <style:paragraph-properties fo:line-height="115%"/>
      <style:text-properties style:text-underline-style="solid" style:text-underline-width="auto" style:text-underline-color="font-color" fo:font-weight="bold" style:font-weight-asian="bold"/>
    </style:style>
    <style:style style:name="P5"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fo:font-size="12pt" fo:font-weight="bold" style:font-size-asian="12pt" style:font-weight-asian="bold"/>
    </style:style>
    <style:style style:name="T4" style:family="text">
      <style:text-properties fo:font-size="12pt" style:text-underline-style="solid" style:text-underline-width="auto" style:text-underline-color="font-color" fo:font-weight="bold" style:font-size-asian="12pt" style:font-weight-asian="bold"/>
    </style:style>
    <style:style style:name="T5" style:family="text">
      <style:text-properties fo:font-style="italic" fo:font-weight="bold" style:font-style-asian="italic" style:font-weight-asian="bold"/>
    </style:style>
    <style:style style:name="T6" style:family="text">
      <style:text-properties style:font-size-complex="11pt"/>
    </style:style>
    <style:style style:name="T7" style:family="text">
      <style:text-properties fo:color="#0070c0" style:font-size-complex="11pt"/>
    </style:style>
    <style:style style:name="T8" style:family="text">
      <style:text-properties fo:color="#0070c0" fo:background-color="#ffffff" loext:char-shading-value="0"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Deep Dream Photo Filter App is Launched to Procure Better Images with Android Phones </text:span></text:p>
      <text:p text:style-name="P2"/>
      <text:p text:style-name="P2"/>
      <text:p text:style-name="P3"><text:span text:style-name="T4">Summary</text:span><text:span text:style-name="T3">: </text:span><text:span text:style-name="T1">“</text:span><text:span text:style-name="T5">Deep Dream</text:span><text:span text:style-name="T1"> Photo Filter is an innovative app that can be installed on any </text:span><text:span text:style-name="T5">Android</text:span><text:span text:style-name="T1"> mobile phone and it helps in processing the clicked photos of that mobile camera, by adding different styles of dreamy backgrounds in those pictures. Even the simple pictures appear unique, by using this special app and can be sent very easily to any other mobile phone or may be shared in the social networking sites, if wished by the user. But the </text:span><text:span text:style-name="T5">Android </text:span><text:span text:style-name="T1">mobile needs to have an internet connection, to be able to buy and install this special image processing app.”</text:span></text:p>
      <text:p text:style-name="P1"/>
      <text:p text:style-name="P1"/>
      <text:p text:style-name="P1"/>
      <text:p text:style-name="P1">Date, Place:</text:p>
      <text:p text:style-name="P3">Many people love to add some neural artworks to their clicked photos, to make their <text:span text:style-name="T1">photography</text:span> more attractive to the viewers. For that reason, they surf the Google Play Store and choose the app that fits exactly to their requirements of beautifying their snapshots. <text:span text:style-name="T1">Deep Dream</text:span> Photo Filter is a highly advanced app that reportedly contains many exclusive features, which other similar kinds of apps lack till now. But this app can only be used in an <text:span text:style-name="T1">Android</text:span> mobile phone, which is connected to the Google account of the user; no other device can install this app that is created specifically for <text:span text:style-name="T1">Android</text:span> phones. Hence, internet connection is essential for using this app. </text:p>
      <text:p text:style-name="P3"/>
      <text:p text:style-name="P3">Though plenty of <text:span text:style-name="T1">psychedelic art</text:span> styles are available to be used in this app, the user can also create his own styles of dreams while processing his uploaded photos through Deep Dream Photo Filter, which is certainly a great feature to be used by the creative people. But if anyone wishes to use the styles provided in the app, they can choose from the wide varieties of styles provided by the <text:span text:style-name="T1">neural network</text:span>, like ‘Inceptionism’, ‘Just Slightly’, ‘Fluffy Stuff’, ‘Alien Gods’, ‘Machine Madness’ and many others. Another unique feature of this app is “Zoom Journey” mode, in which the user can travel continuously into an image and discover many new angles that can be revealed in the final picture, making it highly interesting. An image can be made more extraordinary, by pressing the ‘Dream Deeper’ button of this app, which allows to repeat the last dream used in that image again and again, as per the choice of the user. <text:s/>The advanced users are also provided the facility of High Resolution processing, which is completely optional.</text:p>
      <text:p text:style-name="P3"/>
      <text:p text:style-name="P3">This <text:span text:style-name="T1">Deep Dream</text:span> Photo Filter app is very simple to use. The user just needs to select the photos that he wants to pass through the <text:span text:style-name="T1">Deep Dream</text:span> neural network of this app, after choosing a starting style for the desired modification of these <text:span text:style-name="T1">digital arts</text:span>. This app slightly alters a photo and highlights some other objects or figures portrayed in the background style. These photos can be made either more beautiful or more horrible, by the use of this app, creating an overall air of strangeness in the photos. Apart from own clicked pictures, the user can also modify the profile pictures of their friends, by passing them through this deep dreaming app and give their friends a pleasant surprise. </text:p>
      <text:p text:style-name="P3"/>
      <text:p text:style-name="P3"/>
      <text:p text:style-name="P3">Hence, anyone using Android 2.3.3 or other more advanced Android phones can buy this <text:span text:style-name="T1">Deep Dream</text:span> Photo Filter app, by entering the official website of this app and avail the offer of in-app purchases. The <text:soft-page-break/>price of this app and all other necessary details, related to this app can be obtained from this website <text:a xlink:type="simple" xlink:href="https://play.google.com/store/apps/details?id=ch.scydev.inceptionisme" office:target-frame-name="_blank" xlink:show="new"><text:span text:style-name="Internet_20_link"><text:span text:style-name="T8">https://play.google.com/store/apps/details?id=ch.scydev.inceptionisme</text:span></text:span></text:a><text:span text:style-name="T7"> </text:span><text:span text:style-name="T6">as well. </text:span></text:p>
      <text:p text:style-name="P3"/>
      <text:p text:style-name="P4"/>
      <text:p text:style-name="P4"/>
      <text:p text:style-name="P4">Contact details:</text:p>
      <text:p text:style-name="P3"/>
      <text:p text:style-name="P3"><text:span text:style-name="T2">Website -</text:span><text:span text:style-name="T7"> </text:span><text:a xlink:type="simple" xlink:href="https://play.google.com/store/apps/details?id=ch.scydev.inceptionisme" office:target-frame-name="_blank" xlink:show="new"><text:span text:style-name="Internet_20_link"><text:span text:style-name="T8">https://play.google.com/store/apps/details?id=ch.scydev.inceptionisme</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8pt" style:font-size-asian="18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weight="bold" style:font-weight-asian="bold" style:font-size-complex="11pt" style:font-weight-complex="bold"/>
    </style:style>
    <style:style style:name="Plain_20_Text" style:display-name="Plain Tex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paragraph-properties fo:margin-top="0in" fo:margin-bottom="0.0835in" style:contextual-spacing="false" fo:line-height="200%"/>
    </style:style>
    <style:style style:name="_20_Char" style:display-name=" Char" style:family="paragraph" style:parent-style-name="Standard">
      <style:paragraph-properties fo:margin-top="0.0417in" fo:margin-bottom="0.111in" style:contextual-spacing="false" fo:line-height="0.1665in"/>
      <style:text-properties fo:color="#ff00ff" style:font-name="Verdana" fo:font-family="Verdana" style:font-family-generic="swiss" style:font-pitch="variable" fo:font-size="10pt" fo:language="en" fo:country="GB" style:font-size-asian="10pt" style:font-name-complex="Arial" style:font-family-complex="Arial" style:font-family-generic-complex="swiss" style:font-pitch-complex="variable"/>
    </style:style>
    <style:style style:name="Objective" style:family="paragraph" style:parent-style-name="Standard" style:next-style-name="Text_20_body">
      <style:paragraph-properties fo:margin-top="0.0417in" fo:margin-bottom="0.1528in" style:contextual-spacing="false" style:line-height-at-least="0.1528in" fo:text-align="justify" style:justify-single-word="false"/>
      <style:text-properties style:font-name="Garamond" fo:font-family="Garamond" style:font-family-generic="roman" style:font-pitch="variable" style:font-name-complex="Garamond" style:font-family-complex="Garamond" style:font-family-generic-complex="roman" style:font-pitch-complex="variable" style:font-size-complex="10pt"/>
    </style:style>
    <style:style style:name="Style" style:family="paragraph">
      <style:paragraph-properties fo:orphans="0" fo:widows="0" style:text-autospace="none"/>
      <style:text-properties style:use-window-font-color="true" style:font-name="Courier New1" fo:font-family="'Courier New'" style:font-family-generic="modern" fo:font-size="12pt" fo:language="en" fo:country="US" style:font-name-asian="Times New Roman" style:font-family-asian="'Times New Roman'" style:font-family-generic-asian="roman" style:font-pitch-asian="variable" style:font-size-asian="12pt" style:font-name-complex="Courier New1" style:font-family-complex="'Courier New'" style:font-family-generic-complex="modern" style:font-size-complex="12pt" style:language-complex="ar" style:country-complex="SA"/>
    </style:style>
    <style:style style:name="Normal_20__28_Web_29_" style:display-name="Normal (Web)" style:family="paragraph" style:parent-style-name="Standard">
      <style:paragraph-properties fo:margin-top="0.1945in" fo:margin-bottom="0.1945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Normal_20__2b__20_Palatino_20_Linotype" style:display-name="Normal + Palatino Linotype" style:family="paragraph" style:parent-style-name="Standard" style:list-style-name="WW8Num6">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name" style:family="paragraph" style:parent-style-name="Standard">
      <style:paragraph-properties fo:margin-top="0.1945in" fo:margin-bottom="0.1945in" style:contextual-spacing="false"/>
      <style:text-properties fo:font-size="12pt" style:font-size-asian="12pt"/>
    </style:style>
    <style:style style:name="objective" style:family="paragraph" style:parent-style-name="Standard">
      <style:paragraph-properties fo:margin-top="0.1945in" fo:margin-bottom="0.1945in" style:contextual-spacing="false"/>
      <style:text-properties fo:font-size="12pt" style:font-size-asian="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4" style:family="text">
      <style:text-properties style:font-name="Courier New1" fo:font-family="'Courier New'" style:font-family-generic="modern" style:font-name-complex="Courier New1" style:font-family-complex="'Courier New'" style:font-family-generic-complex="modern"/>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1" fo:font-family="'Courier New'" style:font-family-generic="modern" style:font-name-complex="Courier New1" style:font-family-complex="'Courier New'" style:font-family-generic-complex="modern"/>
    </style:style>
    <style:style style:name="WW8Num13z0" style:family="text"/>
    <style:style style:name="WW8Num13z1" style:family="text">
      <style:text-properties fo:font-weight="bold" style:font-weight-asian="bold"/>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fo:font-size="8.5pt" style:font-size-asian="8.5pt" style:font-name-complex="Wingdings" style:font-family-complex="Wingdings" style:font-pitch-complex="variable" style:font-charset-complex="x-symbol" style:font-size-complex="8.5pt"/>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use-window-font-color="true"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4" style:family="text">
      <style:text-properties style:font-name="Courier New1" fo:font-family="'Courier New'" style:font-family-generic="modern" style:font-name-complex="Courier New1" style:font-family-complex="'Courier New'" style:font-family-generic-complex="modern"/>
    </style:style>
    <style:style style:name="WW8Num26z0" style:family="text">
      <style:text-properties fo:font-weight="normal" style:font-weight-asian="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er_20_Char" style:display-name="Footer Char" style:family="text" style:parent-style-name="Default_20_Paragraph_20_Font">
      <style:text-properties fo:font-size="11pt" fo:language="en" fo:country="US" style:font-size-asian="11pt" style:font-size-complex="12pt" style:language-complex="ar" style:country-complex="SA"/>
    </style:style>
    <style:style style:name="Header_20_Char" style:display-name="Header Char" style:family="text" style:parent-style-name="Default_20_Paragraph_20_Font">
      <style:text-properties fo:font-size="11pt" fo:language="en" fo:country="US" style:font-size-asian="11pt" style:font-size-complex="12pt" style:language-complex="ar" style:country-complex="SA"/>
    </style:style>
    <style:style style:name="st" style:family="text" style:parent-style-name="Default_20_Paragraph_20_Font"/>
    <style:style style:name="Title_20_Char" style:display-name="Title Char" style:family="text" style:parent-style-name="Default_20_Paragraph_20_Font">
      <style:text-properties fo:font-size="18pt" style:font-size-asian="18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25in" fo:text-indent="-0.25in" fo:margin-left="5.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5.75in" fo:text-indent="-0.25in" fo:margin-left="5.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6.25in"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25in" fo:text-indent="-0.25in" fo:margin-left="5.2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5.75in" fo:text-indent="-0.25in" fo:margin-left="5.7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6.25in"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9T12:27:00</meta:creation-date>
    <dc:date>2015-08-30T00:38:00</dc:date>
    <meta:print-date>2013-05-29T23:18:00</meta:print-date>
    <meta:editing-cycles>7</meta:editing-cycles>
    <meta:editing-duration>PT5H3M</meta:editing-duration>
    <meta:document-statistic meta:table-count="0" meta:image-count="0" meta:object-count="0" meta:page-count="2" meta:paragraph-count="9" meta:word-count="586" meta:character-count="3550" meta:non-whitespace-character-count="2968"/>
    <meta:generator>LibreOffice/4.2.8.2$Linux_X86_64 LibreOffice_project/420m0$Build-2</meta:generator>
  </office:meta>
</office:document-meta>
</file>